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3ca" officeooo:paragraph-rsid="0018b3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project;</text:p>
      <text:p text:style-name="P1"/>
      <text:p text:style-name="P1">/*1*/</text:p>
      <text:p text:style-name="P1">select s.sname,c.cust_name,s.city as salesman_city,c.city as customer_city </text:p>
      <text:p text:style-name="P1">from salesman s inner join customer c </text:p>
      <text:p text:style-name="P1">on s.city=c.city;</text:p>
      <text:p text:style-name="P1"/>
      <text:p text:style-name="P1">/*2*/</text:p>
      <text:p text:style-name="P1">select o.ord_no,o.purch_amt,c.cust_name,c.city</text:p>
      <text:p text:style-name="P1">from orders o inner join customer c </text:p>
      <text:p text:style-name="P1">on o.customer_id=c.customer_id </text:p>
      <text:p text:style-name="P1">and o.purch_amt between 500 and 2000;</text:p>
      <text:p text:style-name="P1"/>
      <text:p text:style-name="P1">/*3*/</text:p>
      <text:p text:style-name="P1">select c.cust_name as customer_name,s.sname as salesman_name </text:p>
      <text:p text:style-name="P1">from customer c inner join salesman s </text:p>
      <text:p text:style-name="P1">on c.salesman_id=s.salesman_id;</text:p>
      <text:p text:style-name="P1"/>
      <text:p text:style-name="P1">/*4*/</text:p>
      <text:p text:style-name="P1">select c.cust_name,s.sname </text:p>
      <text:p text:style-name="P1">from customer c inner join salesman s </text:p>
      <text:p text:style-name="P1">on c.salesman_id=s.salesman_id </text:p>
      <text:p text:style-name="P1">and s.commission &gt; 0.12;</text:p>
      <text:p text:style-name="P1"/>
      <text:p text:style-name="P1">/*5*/</text:p>
      <text:p text:style-name="P1">select c.cust_name,s.sname,s.commission</text:p>
      <text:p text:style-name="P1">from customer c inner join salesman s on c.salesman_id=s.salesman_id </text:p>
      <text:p text:style-name="P1">where c.city&lt;&gt;s.city</text:p>
      <text:p text:style-name="P1">and s.commission &gt; 0.12;</text:p>
      <text:p text:style-name="P1"/>
      <text:p text:style-name="P1">/*6*/</text:p>
      <text:p text:style-name="P1">select o.ord_no,o.ord_date,o.purch_amt,c.cust_name,s.sname</text:p>
      <text:p text:style-name="P1">from orders o inner join customer c on o.customer_id=c.customer_id</text:p>
      <text:p text:style-name="P1">inner join salesman s on c.salesman_id=s.salesman_id;</text:p>
      <text:p text:style-name="P1"/>
      <text:p text:style-name="P1">/*7*/</text:p>
      <text:p text:style-name="P1"/>
      <text:p text:style-name="P1"/>
      <text:p text:style-name="P1">/*8*/</text:p>
      <text:p text:style-name="P1">select c.* </text:p>
      <text:p text:style-name="P1">from customer c left outer join salesman s </text:p>
      <text:p text:style-name="P1">on c.salesman_id=s.salesman_id </text:p>
      <text:p text:style-name="P1">order by c.customer_id asc;</text:p>
      <text:p text:style-name="P1"/>
      <text:p text:style-name="P1">/*9*/</text:p>
      <text:p text:style-name="P1">select c.* </text:p>
      <text:p text:style-name="P1">from customer c left outer join salesman s </text:p>
      <text:p text:style-name="P1">on c.salesman_id=s.salesman_id </text:p>
      <text:p text:style-name="P1">where c.grade &lt; 300</text:p>
      <text:p text:style-name="P1">order by c.customer_id asc;</text:p>
      <text:p text:style-name="P1"/>
      <text:p text:style-name="P1">/*10*/</text:p>
      <text:p text:style-name="P1"><text:soft-page-break/>select c.cust_name,c.city,o.ord_no,o.ord_date,o.purch_amt </text:p>
      <text:p text:style-name="P1">from customer c left outer join orders o </text:p>
      <text:p text:style-name="P1">on c.customer_id=o.customer_id order by o.ord_date;</text:p>
      <text:p text:style-name="P1"/>
      <text:p text:style-name="P1">/*11*/</text:p>
      <text:p text:style-name="P1">select c.cust_name,c.city,o.ord_no,o.ord_date,o.purch_amt as amount,s.sname,s.commission</text:p>
      <text:p text:style-name="P1">from customer c Left outer join orders o on c.customer_id=o.customer_id</text:p>
      <text:p text:style-name="P1">left outer join salesman s on o.salesman_id=s.salesman_id;</text:p>
      <text:p text:style-name="P1"/>
      <text:p text:style-name="P1">/*12*/</text:p>
      <text:p text:style-name="P1">select c.* </text:p>
      <text:p text:style-name="P1">from customer c right outer join salesman s </text:p>
      <text:p text:style-name="P1">on c.salesman_id=s.salesman_id</text:p>
      <text:p text:style-name="P1">order by c.salesman_id;</text:p>
      <text:p text:style-name="P1"/>
      <text:p text:style-name="P1">/*13*/</text:p>
      <text:p text:style-name="P1">select c.cust_name,s.sname </text:p>
      <text:p text:style-name="P1">from salesman s left outer join customer c </text:p>
      <text:p text:style-name="P1">on s.salesman_id=c.salesman_id</text:p>
      <text:p text:style-name="P1">left outer join orders o on c.customer_id=o.customer_id;</text:p>
      <text:p text:style-name="P1"/>
      <text:p text:style-name="P1">/*14*/</text:p>
      <text:p text:style-name="P1">select s.sname,c.cust_name,o.purch_amt </text:p>
      <text:p text:style-name="P1">from salesman s left outer join customer c </text:p>
      <text:p text:style-name="P1">on s.salesman_id=c.salesman_id</text:p>
      <text:p text:style-name="P1">left outer join orders o </text:p>
      <text:p text:style-name="P1">on c.customer_id=o.customer_id</text:p>
      <text:p text:style-name="P1">where o.purch_amt&gt;2000 and c.grade is not null;</text:p>
      <text:p text:style-name="P1"/>
      <text:p text:style-name="P1">/*15*/</text:p>
      <text:p text:style-name="P1">select c.cust_name,c.city,o.ord_no,o.ord_date,o.purch_amt</text:p>
      <text:p text:style-name="P1">from customer c left outer join orders o </text:p>
      <text:p text:style-name="P1">on c.customer_id=o.customer_id;</text:p>
      <text:p text:style-name="P1"/>
      <text:p text:style-name="P1">/*16*/</text:p>
      <text:p text:style-name="P1">select c.cust_name,c.city,o.ord_no,o.ord_date,o.purch_amt</text:p>
      <text:p text:style-name="P1">from customer c left outer join orders o </text:p>
      <text:p text:style-name="P1">on c.customer_id=o.customer_id </text:p>
      <text:p text:style-name="P1">union</text:p>
      <text:p text:style-name="P1">select c.cust_name,c.city,o.ord_no,o.ord_date,o.purch_amt</text:p>
      <text:p text:style-name="P1">from customer c right outer join orders o </text:p>
      <text:p text:style-name="P1">on c.customer_id=o.customer_id </text:p>
      <text:p text:style-name="P1">where c.grade is not null;</text:p>
      <text:p text:style-name="P1"/>
      <text:p text:style-name="P1">/*17*/</text:p>
      <text:p text:style-name="P1">select * </text:p>
      <text:p text:style-name="P1">from salesman cross join customer;</text:p>
      <text:p text:style-name="P1"/>
      <text:p text:style-name="P1">/*18*/</text:p>
      <text:p text:style-name="P1">select * </text:p>
      <text:p text:style-name="P1">from salesman s cross join customer c </text:p>
      <text:p text:style-name="P1">where s.city is not null;</text:p>
      <text:p text:style-name="P1"><text:soft-page-break/></text:p>
      <text:p text:style-name="P1">/*19*/</text:p>
      <text:p text:style-name="P1">select * </text:p>
      <text:p text:style-name="P1">from salesman s cross join customer c </text:p>
      <text:p text:style-name="P1">where s.city is not null and c.grade is not null;</text:p>
      <text:p text:style-name="P1"/>
      <text:p text:style-name="P1">/*20*/</text:p>
      <text:p text:style-name="P1">select * </text:p>
      <text:p text:style-name="P1">from salesman s cross join customer c </text:p>
      <text:p text:style-name="P1">where s.city &lt;&gt; c.city and c.grade is not null;</text:p>
      <text:p text:style-name="P1"/>
      <text:p text:style-name="P1">/*21*/</text:p>
      <text:p text:style-name="P1">select i.*,c.COM_NAME </text:p>
      <text:p text:style-name="P1">from item_mast i left outer join company_mast c</text:p>
      <text:p text:style-name="P1">on i.PRO_COM=c.COM_ID;</text:p>
      <text:p text:style-name="P1"/>
      <text:p text:style-name="P1">/*22*/</text:p>
      <text:p text:style-name="P1">select i.PRO_NAME,i.PRO_PRICE,c.COM_NAME </text:p>
      <text:p text:style-name="P1">from item_mast i left outer join company_mast c</text:p>
      <text:p text:style-name="P1">on i.PRO_COM=c.COM_ID;</text:p>
      <text:p text:style-name="P1"/>
      <text:p text:style-name="P1">/*23*/</text:p>
      <text:p text:style-name="P1">select c.COM_NAME,avg(PRO_PRICE) as Average</text:p>
      <text:p text:style-name="P1">from item_mast i inner join company_mast c</text:p>
      <text:p text:style-name="P1">on i.PRO_COM=c.COM_ID group by c.COM_NAME;</text:p>
      <text:p text:style-name="P1"/>
      <text:p text:style-name="P1">/*24*/</text:p>
      <text:p text:style-name="P1">select c.COM_NAME,avg(PRO_PRICE) as Average</text:p>
      <text:p text:style-name="P1">from item_mast i inner join company_mast c</text:p>
      <text:p text:style-name="P1">on i.PRO_COM=c.COM_ID </text:p>
      <text:p text:style-name="P1">group by c.COM_NAME </text:p>
      <text:p text:style-name="P1">having avg(PRO_PRICE) &gt;= 350 ;</text:p>
      <text:p text:style-name="P1"/>
      <text:p text:style-name="P1">/*25*/</text:p>
      <text:p text:style-name="P1">select c.COM_NAME,i.PRO_NAME,i.PRO_PRICE</text:p>
      <text:p text:style-name="P1">from item_mast i inner join company_mast c</text:p>
      <text:p text:style-name="P1">on i.PRO_COM=c.COM_ID</text:p>
      <text:p text:style-name="P1">and i.PRO_PRICE=(select max(i.PRO_PRICE) </text:p>
      <text:p text:style-name="P1">from item_mast i where i.PRO_COM=c.COM_ID);</text:p>
      <text:p text:style-name="P1"/>
      <text:p text:style-name="P1">/*26*/</text:p>
      <text:p text:style-name="P1">select emp_details.*,emp_department.DPT_NAME </text:p>
      <text:p text:style-name="P1">from emp_details inner join emp_department </text:p>
      <text:p text:style-name="P1">on emp_details.EMP_DEPT=emp_department.DPT_CODE;</text:p>
      <text:p text:style-name="P1"/>
      <text:p text:style-name="P1">/*27*/</text:p>
      <text:p text:style-name="P1">select emp_details.EMP_FNAME,emp_details.EMP_LNAME,emp_department.DPT_ALLOTMENT</text:p>
      <text:p text:style-name="P1">from emp_details inner join emp_department on emp_details.EMP_DEPT= emp_department.DPT_COD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6:33:04.933148939</meta:creation-date>
    <dc:date>2019-10-11T16:33:23.833818787</dc:date>
    <meta:editing-duration>PT19S</meta:editing-duration>
    <meta:editing-cycles>1</meta:editing-cycles>
    <meta:document-statistic meta:table-count="0" meta:image-count="0" meta:object-count="0" meta:page-count="3" meta:paragraph-count="124" meta:word-count="456" meta:character-count="3815" meta:non-whitespace-character-count="3439"/>
    <meta:generator>LibreOffice/5.1.6.2$Linux_X86_64 LibreOffice_project/10m0$Build-2</meta:generator>
  </office:meta>
</office:document-meta>
</file>